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officeooo:rsid="000ac152" officeooo:paragraph-rsid="000ac152"/>
    </style:style>
    <style:style style:name="P7" style:family="paragraph" style:parent-style-name="Table_20_Contents">
      <style:paragraph-properties fo:text-align="start" style:justify-single-word="false"/>
      <style:text-properties officeooo:rsid="000ac152" officeooo:paragraph-rsid="000becc2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ac152" officeooo:paragraph-rsid="000ac15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ac152" officeooo:paragraph-rsid="000becc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e56c3" officeooo:paragraph-rsid="000e56c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0ac152" officeooo:paragraph-rsid="000ac152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rsid="000f07e4" officeooo:paragraph-rsid="000f07e4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0f07e4" officeooo:paragraph-rsid="00102353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officeooo:rsid="000e56c3" officeooo:paragraph-rsid="000e56c3"/>
    </style:style>
    <style:style style:name="P15" style:family="paragraph" style:parent-style-name="Table_20_Contents">
      <style:paragraph-properties fo:text-align="start" style:justify-single-word="false"/>
      <style:text-properties style:text-underline-style="none" fo:font-weight="normal" officeooo:rsid="000d1eaa" officeooo:paragraph-rsid="000d1eaa" style:font-weight-asian="normal" style:font-weight-complex="normal"/>
    </style:style>
    <style:style style:name="P16" style:family="paragraph" style:parent-style-name="Table_20_Contents">
      <style:text-properties officeooo:rsid="00102353" officeooo:paragraph-rsid="00102353"/>
    </style:style>
    <style:style style:name="P17" style:family="paragraph" style:parent-style-name="Table_20_Contents">
      <style:paragraph-properties fo:text-align="start" style:justify-single-word="false"/>
      <style:text-properties officeooo:paragraph-rsid="0011080f"/>
    </style:style>
    <style:style style:name="P18" style:family="paragraph" style:parent-style-name="Table_20_Contents">
      <style:paragraph-properties fo:text-align="start" style:justify-single-word="false"/>
      <style:text-properties officeooo:paragraph-rsid="0012e139"/>
    </style:style>
    <style:style style:name="P19" style:family="paragraph" style:parent-style-name="Table_20_Contents">
      <style:paragraph-properties fo:text-align="start" style:justify-single-word="false"/>
      <style:text-properties officeooo:rsid="0014eab2" officeooo:paragraph-rsid="0014eab2"/>
    </style:style>
    <style:style style:name="P20" style:family="paragraph" style:parent-style-name="Table_20_Contents">
      <style:paragraph-properties fo:text-align="start" style:justify-single-word="false"/>
      <style:text-properties officeooo:rsid="00187aea" officeooo:paragraph-rsid="00187aea"/>
    </style:style>
    <style:style style:name="P21" style:family="paragraph" style:parent-style-name="Table_20_Contents">
      <style:paragraph-properties fo:text-align="start" style:justify-single-word="false"/>
      <style:text-properties officeooo:rsid="00191852" officeooo:paragraph-rsid="00191852"/>
    </style:style>
    <style:style style:name="P22" style:family="paragraph" style:parent-style-name="Table_20_Contents">
      <style:paragraph-properties fo:text-align="start" style:justify-single-word="false"/>
      <style:text-properties officeooo:rsid="001949e1" officeooo:paragraph-rsid="001949e1"/>
    </style:style>
    <style:style style:name="P23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24" style:family="paragraph" style:parent-style-name="Table_20_Contents">
      <style:text-properties officeooo:rsid="001d2895" officeooo:paragraph-rsid="001d289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ecc2"/>
    </style:style>
    <style:style style:name="T4" style:family="text">
      <style:text-properties officeooo:rsid="00102353"/>
    </style:style>
    <style:style style:name="T5" style:family="text">
      <style:text-properties fo:font-variant="normal" fo:text-transform="none" fo:color="#000000" style:font-name="DejaVu Serif1" fo:font-size="10pt" fo:letter-spacing="normal" fo:font-style="normal" fo:font-weight="normal" officeooo:rsid="0012e139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DejaVu Serif1" fo:font-size="10pt" fo:letter-spacing="normal" fo:font-style="normal" fo:font-weight="bold" officeooo:rsid="0012e139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use-window-font-color="true" style:font-name="DejaVu Serif1" fo:font-size="10pt" fo:letter-spacing="normal" fo:font-style="normal" fo:font-weight="normal" style:font-name-asian="Calibri" style:font-size-asian="11pt" style:font-weight-asian="normal" style:font-name-complex="Calibri" style:font-size-complex="11pt" style:language-complex="ar" style:country-complex="SA" style:font-weight-complex="normal"/>
    </style:style>
    <style:style style:name="T8" style:family="text">
      <style:text-properties fo:font-variant="normal" fo:text-transform="none" style:use-window-font-color="true" style:font-name="DejaVu Serif1" fo:font-size="10pt" fo:letter-spacing="normal" fo:font-style="normal" fo:font-weight="normal" style:font-name-asian="Calibri" style:font-size-asian="10pt" style:font-weight-asian="normal" style:font-name-complex="Calibri" style:font-size-complex="10pt" style:language-complex="ar" style:country-complex="SA" style:font-weight-complex="normal"/>
    </style:style>
    <style:style style:name="T9" style:family="text">
      <style:text-properties officeooo:rsid="001ad7ce"/>
    </style:style>
    <style:style style:name="T10" style:family="text">
      <style:text-properties officeooo:rsid="001cde06"/>
    </style:style>
    <style:style style:name="T11" style:family="text">
      <style:text-properties officeooo:rsid="001d2895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3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4">d</text:span>icado a la preparación de la sesión antes de asistir al laboratorio ha sido de <text:span text:style-name="T11">30</text:span> minutos.</text:p>
      <text:p text:style-name="Standard">1. He resuelto todas las dudas que tenía antes de iniciar la sesión de prácticas: <text:span text:style-name="T11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4">Creación de particiones y sistemas de ficheros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Para crear el sistema de archivos ext3 para el dispostivo /dev/loop0 con etiqueta “LABEL_ext3” he ejecutado la siguiente instrucción.</text:p>
            <text:p text:style-name="P8">mke2fs -t ext3 -L LABEL_ext3 /dev/loop0 </text:p>
            <text:p text:style-name="P11">Y el resultado es el siguiente:</text:p>
            <text:p text:style-name="P6">mke2fs 1.41.12 (17-May-2010) <text:line-break/>Filesystem label=LABEL_ext3 <text:line-break/>OS type: Linux <text:line-break/>Block size=1024 (log=0) <text:line-break/>Fragment size=1024 (log=0) <text:line-break/>Stride=0 blocks, Stripe width=0 blocks <text:line-break/>5016 inodes, 20000 blocks <text:line-break/>1000 blocks (5.00%) reserved for the super user <text:line-break/>First data block=1 <text:line-break/>Maximum filesystem blocks=20709376 <text:line-break/>3 block groups <text:line-break/>8192 blocks per group, 8192 fragments per group <text:line-break/>1672 inodes per group <text:line-break/>Superblock backups stored on blocks: <text:line-break/><text:tab/>8193 <text:line-break/><text:line-break/>Writing inode tables: done<text:line-break/>Creating journal (1024 blocks): done <text:line-break/>Writing superblocks and filesystem accounting information: done</text:p>
            <text:p text:style-name="P7">This filesystem will be automatically checked every 26 mounts or <text:line-break/>180 days, whichever comes first. <text:s/>Use tune2fs -c or -i to override. </text:p>
            <text:p text:style-name="P7"/>
            <text:p text:style-name="P7">Para crear el sistema de archivos ext<text:span text:style-name="T3">4</text:span> para el dispostivo /dev/loop<text:span text:style-name="T3">1</text:span> con etiqueta “LABEL_ext<text:span text:style-name="T3">4</text:span>” he ejecutado la siguiente instrucción.<text:line-break/></text:p>
            <text:p text:style-name="P9">mke2fs -t ext<text:span text:style-name="T3">4</text:span> -L LABEL_ext<text:span text:style-name="T3">4</text:span> /dev/loop<text:span text:style-name="T3">1</text:span></text:p>
            <text:p text:style-name="P15">El resultado es parecido al anterior.</text:p>
          </table:table-cell>
        </table:table-row>
      </table:table>
      <text:p text:style-name="Standard"/>
      <text:p text:style-name="Standard">Mi solución a la <text:span text:style-name="T2">actividad 5.1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(a) ¿Cómo podrías conseguir que en el siguiente arranque del sistema se automáticamente <text:bookmark-start text:name="__DdeLink__185_1197554868"/>e2fsck<text:bookmark-end text:name="__DdeLink__185_1197554868"/> sin que se haya alcanzado el máximo número de montajes?</text:p>
            <text:p text:style-name="P14">Con la opción -C (mayúscula) podemos establecer un numero mayor al valor de max-mount-counts establecido con la opción -c (minúscula). Con esto el sistema chequeará el sistema de ficheros la próxima vez que se reinicia.</text:p>
            <text:p text:style-name="P10">(b) ¿Cómo podrías conseguir reservar para uso exclusivo de un usuario username un número de bloques del sistema de archivos?</text:p>
            <text:p text:style-name="P12"><text:soft-page-break/>Con la opción -r establecemos el numero de bloques reservados para el sistema de ficheros y con -u establecemos el usuario que va a tener acceso a esos bloques.</text:p>
            <text:p text:style-name="P13">tune2fs -l -<text:span text:style-name="T4">r</text:span> &lt;bloques a reservar&gt; -u &lt;nombre o id del usuario&gt; &lt;dispositivo&gt;</text:p>
          </table:table-cell>
        </table:table-row>
      </table:table>
      <text:p text:style-name="Standard"/>
      <text:p text:style-name="Standard">Mi solución a la <text:span text:style-name="T2">actividad 7.2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><text:span text:style-name="T7">La con</text:span><text:span text:style-name="T8">figuración general del sistema YUM se encuentra en </text:span><text:span text:style-name="Source_20_Text"><text:span text:style-name="T8">/etc/yum.conf </text:span></text:span><text:span text:style-name="T8">y los repositorios YUM configurados se encuentran declarados en </text:span><text:span text:style-name="Source_20_Text"><text:span text:style-name="T8">/etc/yum.repos.d/</text:span></text:span></text:p>
            <text:p text:style-name="P18"><text:span text:style-name="Source_20_Text"><text:span text:style-name="T5">Para listar los paquetes instalados utilizamos la orden </text:span></text:span><text:span text:style-name="Source_20_Text"><text:span text:style-name="T6">yum list installed</text:span></text:span><text:span text:style-name="Source_20_Text"><text:span text:style-name="T5">. Ejecutando el comando en UML obtenemos que tenemos los siguientes paquetes instalados y muchos más:</text:span></text:span></text:p>
            <text:p text:style-name="P18"><text:span text:style-name="Source_20_Text"><text:span text:style-name="T5">Installed Packages </text:span></text:span></text:p>
            <text:p text:style-name="P18"><text:span text:style-name="Source_20_Text"><text:span text:style-name="T5">acl.i686 <text:s text:c="19"/>2.2.49-9.fc14 <text:s text:c="14"/>@updates<text:line-break/>attr.i686 <text:s text:c="18"/>2.4.44-6.fc14 <text:s text:c="14"/>@updates<text:line-break/>audit.i686 <text:s text:c="17"/>2.1.2-1.fc14 <text:s text:c="15"/>@updates<text:line-break/>audit-libs.i686 <text:s text:c="12"/>2.1.2-1.fc14 <text:s text:c="15"/>@updates<text:line-break/>authconfig.i686 <text:s text:c="12"/>6.1.11-1.fc14 <text:s text:c="14"/>@updates<text:line-break/>basesystem.noarch <text:s text:c="10"/>10.0-3 <text:s text:c="21"/>@febootstrap/$releasever <text:line-break/>bash.i686 <text:s text:c="18"/>4.1.7-4.fc14 <text:s text:c="15"/>@updates<text:line-break/>bzip2.i686 <text:s text:c="17"/>1.0.6-1.fc14.1 <text:s text:c="13"/>@febootstrap/$releasever <text:line-break/>bzip2-libs.i686 <text:s text:c="12"/>1.0.6-1.fc14.1 <text:s text:c="13"/>@febootstrap/$releasever <text:line-break/>ca-certificates.noarch <text:s text:c="5"/>2010.63-3.fc14 <text:s text:c="13"/>@febootstrap/$releasever <text:line-break/>cairo.i686 <text:s text:c="17"/>1.10.2-1.fc14 <text:s text:c="14"/>@updates<text:line-break/>checkpolicy.i686 <text:s text:c="11"/>2.0.23-2.fc14 <text:s text:c="14"/>@updates<text:line-break/>chkconfig.i686 <text:s text:c="13"/>1.3.49-1.fc14 <text:s text:c="14"/>@updates</text:span></text:span></text:p>
            <text:p text:style-name="P19">Yo he optado por instalar el paquete quota-3.17-13.fc14.i686.rpm. Para instalarlo ejecuto yum install quota-3.17-13.fc14.i686.rpm, ejecutando el comando desde la carpeta en la que se encuentra el paquete.</text:p>
            <text:p text:style-name="P19">Para desinstalarlo hay que ejecutar yum remove <text:s/>quota-3.17-13.fc14.i686.rpm.</text:p>
          </table:table-cell>
        </table:table-row>
      </table:table>
      <text:p text:style-name="Standard"/>
      <text:p text:style-name="Standard">Mi solución a la <text:span text:style-name="T2">actividad 8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0">Esta actividad está realizada sobre mi distribución de Ubuntu.</text:p>
            <text:p text:style-name="P21">Para establecer las cuotas debemos de ejecutar la orden edquota -u &lt;usuario&gt;, en mi caso los usuarios se llaman pepito y jose.</text:p>
            <text:p text:style-name="P21">En el editor de texto modificaremos los parámetros blando y duro de los bloques <text:span text:style-name="T10">e</text:span> inodos. La columna bloque<text:span text:style-name="T9">s</text:span> y la columna inodo<text:span text:style-name="T9">s</text:span> nos muestra<text:span text:style-name="T9">n</text:span> la cantidad de bloques y de inodos que están utilizando esos usuarios. <text:span text:style-name="T10">Las cuotas quedarían así:</text:span></text:p>
            <text:p text:style-name="P22">Cuotas de disco para user pepito (uid 1001):</text:p>
            <text:p text:style-name="P22"><text:s text:c="2"/>Sist. arch. <text:s text:c="17"/>bloques <text:s text:c="4"/>blando <text:s text:c="6"/>duro <text:s text:c="4"/>inodos <text:s text:c="2"/>blando <text:s text:c="4"/>duro<text:line-break/> <text:s/>/dev/loop0 <text:s text:c="27"/>0 <text:s text:c="9"/>50 <text:s text:c="12"/>60 <text:s text:c="12"/>0 <text:s text:c="9"/>50 <text:s text:c="7"/>60</text:p>
            <text:p text:style-name="P22"/>
            <text:p text:style-name="P22"><text:soft-page-break/>Cuotas de disco para user jose (uid 1000):</text:p>
            <text:p text:style-name="P22"><text:s text:c="2"/>Sist. arch. <text:s text:c="17"/>bloques <text:s text:c="4"/>blando <text:s text:c="6"/>duro <text:s text:c="4"/>inodos <text:s text:c="2"/>blando <text:s text:c="4"/>duro<text:line-break/> <text:s/>/dev/loop0 <text:s text:c="27"/>0 <text:s text:c="11"/>90 <text:s text:c="8"/>100 <text:s text:c="12"/>0 <text:s text:c="9"/>90 <text:s text:c="6"/>100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5</meta:editing-cycles>
    <meta:creation-date>2011-10-05T09:46:35.67</meta:creation-date>
    <meta:editing-duration>P1DT2H38M39S</meta:editing-duration>
    <meta:generator>LibreOffice/4.2.6.3$Linux_x86 LibreOffice_project/420m0$Build-3</meta:generator>
    <dc:date>2014-10-19T14:34:09.494664939</dc:date>
    <meta:print-date>2011-10-06T10:39:21.37</meta:print-date>
    <meta:document-statistic meta:table-count="10" meta:image-count="1" meta:object-count="0" meta:page-count="4" meta:paragraph-count="44" meta:word-count="676" meta:character-count="5241" meta:non-whitespace-character-count="3968"/>
    <meta:user-defined meta:name="Información 1"/>
    <meta:user-defined meta:name="Información 2"/>
    <meta:user-defined meta:name="Información 3"/>
    <meta:user-defined meta:name="Información 4"/>
  </office:meta>
</office:document-meta>
</file>